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Generator.getHeadersAsXML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modifiedSince( long d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Generator.setDateHeader(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configure( Configuration 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Generator.addDateHeader( String name , String dat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Generator.initial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JSGenerator.add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Generator.setup( SourceResolver resolver , Map objectModel , String src , Parameters pa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JSGenerator.setDateHeader(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LocalesAs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Local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Requested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setDateHeader( String name , lo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Nam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response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( String name , String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SessionAttributeNames(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tSessionAttribute( HttpSession session , String name ,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Values( String nam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NamesAs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AsXML( String name , String defaultValu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setDateHeader( String name , String date , DateFormat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DateHeader( String name , String 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ValuesAsXML( String nam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tAttributeNames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addDateHeader( String name , String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Head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Generator.getParameter( String name , String defaultValue , String form_encoding , String container_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Generator.gener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SGenerator.setDateHeader( String name ,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